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363e" officeooo:paragraph-rsid="001e363e"/>
    </style:style>
    <style:style style:name="P2" style:family="paragraph" style:parent-style-name="Standard" style:list-style-name="L1">
      <style:text-properties officeooo:rsid="001fdda0" officeooo:paragraph-rsid="001fdda0"/>
    </style:style>
    <style:style style:name="P3" style:family="paragraph" style:parent-style-name="Standard" style:list-style-name="L1">
      <style:text-properties officeooo:rsid="0022f65d" officeooo:paragraph-rsid="0022f65d"/>
    </style:style>
    <style:style style:name="P4" style:family="paragraph" style:parent-style-name="Standard" style:list-style-name="L1">
      <style:text-properties officeooo:rsid="00249fe2" officeooo:paragraph-rsid="00259d64"/>
    </style:style>
    <style:style style:name="P5" style:family="paragraph" style:parent-style-name="Standard" style:list-style-name="L1">
      <style:text-properties officeooo:rsid="00254e18" officeooo:paragraph-rsid="00259d64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officeooo:rsid="00207131"/>
    </style:style>
    <style:style style:name="T2" style:family="text">
      <style:text-properties officeooo:rsid="0021a1b3"/>
    </style:style>
    <style:style style:name="T3" style:family="text">
      <style:text-properties officeooo:rsid="0022f65d"/>
    </style:style>
    <style:style style:name="T4" style:family="text">
      <style:text-properties officeooo:rsid="00249fe2"/>
    </style:style>
    <style:style style:name="T5" style:family="text">
      <style:text-properties officeooo:rsid="00254e18"/>
    </style:style>
    <style:style style:name="T6" style:family="text">
      <style:text-properties officeooo:rsid="00259d6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color="#000000" draw:fill="none" draw:fill-color="#ffffff" fo:min-height="0.1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086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0209in" fo:min-width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0417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0409in" fo:min-width="0.0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0665in" fo:min-width="0.0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0618in" fo:min-width="0.0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0339in" fo:min-width="0.0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0819in" fo:min-width="0.0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3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0.0709in" fo:min-width="0.0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textarea-horizontal-align="justify" draw:textarea-vertical-align="middle" draw:auto-grow-height="false" fo:min-height="0.078in" fo:min-width="0.0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0.0701in" fo:min-width="0.0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0.0661in" fo:min-width="0.0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0.0535in" fo:min-width="0.0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textarea-horizontal-align="justify" draw:textarea-vertical-align="middle" draw:auto-grow-height="false" fo:min-height="0.0366in" fo:min-width="0.0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0.0598in" fo:min-width="0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textarea-horizontal-align="justify" draw:textarea-vertical-align="middle" draw:auto-grow-height="false" fo:min-height="0.0673in" fo:min-width="0.0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textarea-horizontal-align="justify" draw:textarea-vertical-align="middle" draw:auto-grow-height="false" fo:min-height="0.089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textarea-horizontal-align="justify" draw:textarea-vertical-align="middle" draw:auto-grow-height="false" fo:min-height="0.1043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textarea-horizontal-align="justify" draw:textarea-vertical-align="middle" draw:auto-grow-height="false" fo:min-height="0.1256in" fo:min-width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8884702" text:style-name="L1">
        <text:list-item>
          <text:p text:style-name="P1">Problém převedeme na grafový, tedy na hledání takové hrany, u které platí, že po jejím odstranění bude graf bipartitní.</text:p>
          <text:list>
            <text:list-item>
              <text:p text:style-name="P1">Vrcholy představují jednotlivé obyvatele městečka.</text:p>
            </text:list-item>
            <text:list-item>
              <text:p text:style-name="P1">Hrany představují Herculovy zápisky, kdo se s kým pohádal.</text:p>
            </text:list-item>
          </text:list>
        </text:list-item>
        <text:list-item>
          <text:p text:style-name="P2">Máme graf, víme, že po odstranění nějaké hrany se stane bipartitním. Tato hrana má vlastnost, že po jejím odstranění se nenachází žádná “kružnice” s lichým počtem vrcholů.<text:line-break/>Pro nalezení takové hrany provedeme následující:</text:p>
          <text:list>
            <text:list-item>
              <text:p text:style-name="P2">Budeme “barvit” graf – rozdělovat na Horňáky a Dolňáky.<text:line-break/>Vybereme si nějaký vrchol, v našem případě bude optimálním 1, tedy hostinský, který je Horňák. Z tohoto vrcholu budeme označovat do šířky všechny vrcholy “na střídačku” jako Horňáky a jako Dolňáky, dokud nenarazíme na první dva vrcholy, které by byly sousedními a byla by oboum přiřazena stejná skupina. Tyto dva vrcholy nazveme A a B.</text:p>
            </text:list-item>
            <text:list-item>
              <text:p text:style-name="P2">Prohledáním do šířky přes zatím neoznačené sousední vrcholy vrcholů A a B zjistíme, zda neexistuje ještě nějaká kružnice mezi nimi, <text:span text:style-name="T2">tzn. nějaká cesta přes </text:span><text:span text:style-name="T3">vrcholy, které zatím nemají přidělenou skupinu</text:span>. Pokud neexistuje, hranou k odebrání, resp. výstupem algoritmu, bude hrana mezi A a B.<text:line-break/>Pokud existuje, pokračujeme <text:span text:style-name="T1">s následujícím </text:span><text:span text:style-name="T4">krokem.</text:span></text:p>
            </text:list-item>
            <text:list-item>
              <text:p text:style-name="P3"><draw:custom-shape text:anchor-type="paragraph" draw:z-index="0" draw:name="Shape 1" draw:style-name="gr46" draw:text-style-name="P9" svg:width="0.1776in" svg:height="0.1776in" svg:x="1.478in" svg:y="0.7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45" draw:text-style-name="P9" svg:width="0.1461in" svg:height="0.1461in" svg:x="2.8736in" svg:y="0.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44" draw:text-style-name="P9" svg:width="0.1252in" svg:height="0.1252in" svg:x="1.811in" svg:y="0.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44" draw:text-style-name="P9" svg:width="0.1252in" svg:height="0.1252in" svg:x="2.061in" svg:y="0.9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43" draw:text-style-name="P9" svg:width="0.0941in" svg:height="0.0941in" svg:x="2.1756in" svg:y="0.4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43" draw:text-style-name="P9" svg:width="0.0941in" svg:height="0.0941in" svg:x="2.3319in" svg:y="0.8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7" draw:style-name="gr43" draw:text-style-name="P9" svg:width="0.0941in" svg:height="0.0941in" svg:x="2.4465in" svg:y="0.6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42" draw:text-style-name="P9" svg:width="0.0835in" svg:height="0.0835in" svg:x="2.6134in" svg:y="0.4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42" draw:text-style-name="P9" svg:width="0.0835in" svg:height="0.0835in" svg:x="2.728in" svg:y="0.8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10" draw:style-name="gr41" draw:text-style-name="P9" svg:width="0.0524in" svg:height="0.0524in" svg:x="2.228in" svg:y="0.6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11" draw:style-name="gr37" draw:text-style-name="P9" svg:width="0.098in" svg:height="0.098in" svg:x="2.9445in" svg:y="1.2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12" draw:style-name="gr38" draw:text-style-name="P9" svg:width="0.0925in" svg:height="0.0925in" svg:x="2.7126in" svg:y="1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13" draw:style-name="gr40" draw:text-style-name="P9" svg:width="0.076in" svg:height="0.076in" svg:x="2.7126in" svg:y="1.4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14" draw:style-name="gr39" draw:text-style-name="P9" svg:width="0.0807in" svg:height="0.0807in" svg:x="2.3366in" svg:y="1.2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5" draw:style-name="gr38" draw:text-style-name="P9" svg:width="0.0925in" svg:height="0.0925in" svg:x="2.3307in" svg:y="1.4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16" draw:style-name="gr37" draw:text-style-name="P9" svg:width="0.098in" svg:height="0.098in" svg:x="1.9547in" svg:y="1.2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17" draw:style-name="gr26" draw:text-style-name="P9" svg:width="0.0933in" svg:height="0.0933in" svg:x="1.9138in" svg:y="1.5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 18" draw:style-name="gr36" draw:text-style-name="P9" svg:width="0.1098in" svg:height="0.1098in" svg:x="1.6362in" svg:y="1.1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9" draw:style-name="gr35" draw:text-style-name="P9" svg:width="0.0988in" svg:height="0.0988in" svg:x="1.5264in" svg:y="1.3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Text Frame 1" draw:style-name="gr34" draw:text-style-name="P8" svg:width="0.4343in" svg:height="0.2543in" svg:x="1.478in" svg:y="0.9028in"><draw:text-box><text:p>V1</text:p></draw:text-box></draw:frame><draw:line text:anchor-type="paragraph" draw:z-index="20" draw:name="Line 1" draw:style-name="gr22" draw:text-style-name="P9" svg:x1="1.5902in" svg:y1="0.8047in" svg:x2="1.8854in" svg:y2="0.5736in"><text:p/></draw:line><draw:line text:anchor-type="paragraph" draw:z-index="21" draw:name="Line 2" draw:style-name="gr22" draw:text-style-name="P9" svg:x1="1.5319in" svg:y1="0.8339in" svg:x2="1.6827in" svg:y2="1.2331in"><text:p/></draw:line><draw:line text:anchor-type="paragraph" draw:z-index="22" draw:name="Line 3" draw:style-name="gr22" draw:text-style-name="P9" svg:x1="1.5319in" svg:y1="0.7756in" svg:x2="1.5728in" svg:y2="1.4067in"><text:p/></draw:line><draw:line text:anchor-type="paragraph" draw:z-index="23" draw:name="Line 4" draw:style-name="gr22" draw:text-style-name="P9" svg:x1="1.6827in" svg:y1="1.2681in" svg:x2="1.9898in" svg:y2="1.3083in"><text:p/></draw:line><draw:line text:anchor-type="paragraph" draw:z-index="24" draw:name="Line 5" draw:style-name="gr22" draw:text-style-name="P9" svg:x1="1.5728in" svg:y1="1.4071in" svg:x2="1.9602in" svg:y2="1.5516in"><text:p/></draw:line><draw:line text:anchor-type="paragraph" draw:z-index="25" draw:name="Line 6" draw:style-name="gr22" draw:text-style-name="P9" svg:x1="1.9898in" svg:y1="1.3083in" svg:x2="2.3717in" svg:y2="1.2854in"><text:p/></draw:line><draw:line text:anchor-type="paragraph" draw:z-index="26" draw:name="Line 7" draw:style-name="gr22" draw:text-style-name="P9" svg:x1="1.9602in" svg:y1="1.5512in" svg:x2="2.3823in" svg:y2="1.5165in"><text:p/></draw:line><draw:line text:anchor-type="paragraph" draw:z-index="27" draw:name="Line 8" draw:style-name="gr22" draw:text-style-name="P9" svg:x1="2.3717in" svg:y1="1.3087in" svg:x2="2.7764in" svg:y2="1.2043in"><text:p/></draw:line><draw:line text:anchor-type="paragraph" draw:z-index="28" draw:name="Line 9" draw:style-name="gr22" draw:text-style-name="P9" svg:x1="2.3827in" svg:y1="1.5165in" svg:x2="2.7126in" svg:y2="1.511in"><text:p/></draw:line><draw:line text:anchor-type="paragraph" draw:z-index="29" draw:name="Line 10" draw:style-name="gr22" draw:text-style-name="P9" svg:x1="2.7764in" svg:y1="1.2043in" svg:x2="2.9902in" svg:y2="1.2795in"><text:p/></draw:line><draw:line text:anchor-type="paragraph" draw:z-index="30" draw:name="Line 11" draw:style-name="gr22" draw:text-style-name="P9" svg:x1="2.7535in" svg:y1="1.511in" svg:x2="2.9902in" svg:y2="1.2791in"><text:p/></draw:line><draw:line text:anchor-type="paragraph" draw:z-index="31" draw:name="Line 12" draw:style-name="gr22" draw:text-style-name="P9" svg:x1="1.5728in" svg:y1="1.4067in" svg:x2="1.9894in" svg:y2="1.3083in"><text:p/></draw:line><draw:line text:anchor-type="paragraph" draw:z-index="32" draw:name="Line 13" draw:style-name="gr22" draw:text-style-name="P9" svg:x1="2.0528in" svg:y1="1.3083in" svg:x2="2.3827in" svg:y2="1.511in"><text:p/></draw:line><draw:line text:anchor-type="paragraph" draw:z-index="33" draw:name="Line 14" draw:style-name="gr22" draw:text-style-name="P9" svg:x1="2.0071in" svg:y1="1.5165in" svg:x2="2.3827in" svg:y2="1.2854in"><text:p/></draw:line><draw:line text:anchor-type="paragraph" draw:z-index="34" draw:name="Line 15" draw:style-name="gr22" draw:text-style-name="P9" svg:x1="2.3717in" svg:y1="1.2854in" svg:x2="2.7535in" svg:y2="1.511in"><text:p/></draw:line><draw:line text:anchor-type="paragraph" draw:z-index="35" draw:name="Line 16" draw:style-name="gr33" draw:text-style-name="P9" svg:x1="2.9618in" svg:y1="0.5736in" svg:x2="2.9902in" svg:y2="1.2791in"><text:p/></draw:line><draw:line text:anchor-type="paragraph" draw:z-index="36" draw:name="Line 17" draw:style-name="gr22" draw:text-style-name="P9" svg:x1="1.5902in" svg:y1="0.8339in" svg:x2="2.111in" svg:y2="1.0012in"><text:p/></draw:line><draw:line text:anchor-type="paragraph" draw:z-index="37" draw:name="Line 18" draw:style-name="gr32" draw:text-style-name="P9" svg:x1="2.228in" svg:y1="0.6945in" svg:x2="2.487in" svg:y2="0.678in"><text:p/></draw:line><draw:line text:anchor-type="paragraph" draw:z-index="38" draw:name="Line 19" draw:style-name="gr22" draw:text-style-name="P9" svg:x1="2.2154in" svg:y1="0.5217in" svg:x2="2.228in" svg:y2="0.6945in"><text:p/></draw:line><draw:line text:anchor-type="paragraph" draw:z-index="39" draw:name="Line 20" draw:style-name="gr22" draw:text-style-name="P9" svg:x1="2.228in" svg:y1="0.7465in" svg:x2="2.3598in" svg:y2="0.8917in"><text:p/></draw:line><draw:line text:anchor-type="paragraph" draw:z-index="40" draw:name="Line 21" draw:style-name="gr22" draw:text-style-name="P9" svg:x1="2.111in" svg:y1="1.0016in" svg:x2="2.3594in" svg:y2="0.8917in"><text:p/></draw:line><draw:line text:anchor-type="paragraph" draw:z-index="41" draw:name="Line 22" draw:style-name="gr22" draw:text-style-name="P9" svg:x1="1.9362in" svg:y1="0.5791in" svg:x2="2.2154in" svg:y2="0.5217in"><text:p/></draw:line><draw:line text:anchor-type="paragraph" draw:z-index="42" draw:name="Line 23" draw:style-name="gr22" draw:text-style-name="P9" svg:x1="1.8618in" svg:y1="0.602in" svg:x2="2.389in" svg:y2="0.9091in"><text:p/></draw:line><draw:line text:anchor-type="paragraph" draw:z-index="43" draw:name="Line 24" draw:style-name="gr22" draw:text-style-name="P9" svg:x1="2.4866in" svg:y1="0.6945in" svg:x2="2.6429in" svg:y2="0.5173in"><text:p/></draw:line><draw:line text:anchor-type="paragraph" draw:z-index="44" draw:name="Line 25" draw:style-name="gr22" draw:text-style-name="P9" svg:x1="2.4866in" svg:y1="0.6319in" svg:x2="2.7705in" svg:y2="0.8626in"><text:p/></draw:line><draw:line text:anchor-type="paragraph" draw:z-index="45" draw:name="Line 26" draw:style-name="gr22" draw:text-style-name="P9" svg:x1="2.6665in" svg:y1="0.4693in" svg:x2="2.9094in" svg:y2="0.602in"><text:p/></draw:line><draw:line text:anchor-type="paragraph" draw:z-index="46" draw:name="Line 27" draw:style-name="gr22" draw:text-style-name="P9" svg:x1="2.7709in" svg:y1="0.8622in" svg:x2="2.9098in" svg:y2="0.602in"><text:p/></draw:line><draw:frame text:anchor-type="paragraph" draw:z-index="47" draw:name="Text Frame 2" draw:style-name="gr31" draw:text-style-name="P8" svg:width="0.6776in" svg:height="0.3921in" svg:x="3.0193in" svg:y="0.6736in"><draw:text-box><text:p>A</text:p></draw:text-box></draw:frame><draw:frame text:anchor-type="paragraph" draw:z-index="48" draw:name="Text Frame 3" draw:style-name="gr30" draw:text-style-name="P8" svg:width="0.4287in" svg:height="0.2315in" svg:x="3.0425in" svg:y="1.2736in"><draw:text-box><text:p>B</text:p></draw:text-box></draw:frame><draw:custom-shape text:anchor-type="paragraph" draw:z-index="49" draw:name="Shape 20" draw:style-name="gr27" draw:text-style-name="P9" svg:width="0.087in" svg:height="0.087in" svg:x="3.4937in" svg:y="0.5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 21" draw:style-name="gr29" draw:text-style-name="P9" svg:width="0.1157in" svg:height="0.1157in" svg:x="3.4417in" svg:y="1.3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22" draw:style-name="gr27" draw:text-style-name="P9" svg:width="0.087in" svg:height="0.087in" svg:x="3.4827in" svg:y="0.9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 23" draw:style-name="gr28" draw:text-style-name="P9" svg:width="0.0469in" svg:height="0.0469in" svg:x="3.5866in" svg:y="0.7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 24" draw:style-name="gr27" draw:text-style-name="P9" svg:width="0.087in" svg:height="0.087in" svg:x="4.0492in" svg:y="0.5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 25" draw:style-name="gr26" draw:text-style-name="P9" svg:width="0.0933in" svg:height="0.0933in" svg:x="4.0957in" svg:y="1.3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Line 28" draw:style-name="gr22" draw:text-style-name="P9" svg:x1="2.9902in" svg:y1="1.2791in" svg:x2="3.4709in" svg:y2="1.3953in"><text:p/></draw:line><draw:line text:anchor-type="paragraph" draw:z-index="56" draw:name="Line 29" draw:style-name="gr22" draw:text-style-name="P9" svg:x1="2.9902in" svg:y1="1.2335in" svg:x2="3.5228in" svg:y2="1.0252in"><text:p/></draw:line><draw:line text:anchor-type="paragraph" draw:z-index="57" draw:name="Line 30" draw:style-name="gr22" draw:text-style-name="P9" svg:x1="3.4709in" svg:y1="1.3953in" svg:x2="4.148in" svg:y2="1.4354in"><text:p/></draw:line><draw:line text:anchor-type="paragraph" draw:z-index="58" draw:name="Line 31" draw:style-name="gr22" draw:text-style-name="P9" svg:x1="2.9618in" svg:y1="0.6083in" svg:x2="3.5173in" svg:y2="0.5445in"><text:p/></draw:line><draw:line text:anchor-type="paragraph" draw:z-index="59" draw:name="Line 32" draw:style-name="gr22" draw:text-style-name="P9" svg:x1="2.9098in" svg:y1="0.5736in" svg:x2="3.6335in" svg:y2="0.7874in"><text:p/></draw:line><draw:line text:anchor-type="paragraph" draw:z-index="60" draw:name="Line 33" draw:style-name="gr22" draw:text-style-name="P9" svg:x1="3.5173in" svg:y1="0.5445in" svg:x2="4.0839in" svg:y2="0.55in"><text:p/></draw:line><draw:line text:anchor-type="paragraph" draw:z-index="61" draw:name="Line 34" draw:style-name="gr22" draw:text-style-name="P9" svg:x1="3.6335in" svg:y1="0.7409in" svg:x2="4.0843in" svg:y2="0.55in"><text:p/></draw:line><draw:custom-shape text:anchor-type="paragraph" draw:z-index="62" draw:name="Shape 26" draw:style-name="gr25" draw:text-style-name="P9" svg:width="0.0579in" svg:height="0.0579in" svg:x="4.6862in" svg:y="0.4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 27" draw:style-name="gr24" draw:text-style-name="P9" svg:width="0.0587in" svg:height="0.0587in" svg:x="4.3445in" svg:y="0.9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 28" draw:style-name="gr23" draw:text-style-name="P9" svg:width="0.0295in" svg:height="0.0295in" svg:x="4.6516in" svg:y="1.5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Line 35" draw:style-name="gr22" draw:text-style-name="P9" svg:x1="4.148in" svg:y1="1.3953in" svg:x2="4.6516in" svg:y2="1.5114in"><text:p/></draw:line><draw:line text:anchor-type="paragraph" draw:z-index="66" draw:name="Line 36" draw:style-name="gr22" draw:text-style-name="P9" svg:x1="4.0839in" svg:y1="0.55in" svg:x2="4.6858in" svg:y2="0.5043in"><text:p/></draw:line><draw:line text:anchor-type="paragraph" draw:z-index="67" draw:name="Line 37" draw:style-name="gr22" draw:text-style-name="P9" svg:x1="4.1362in" svg:y1="0.55in" svg:x2="4.3681in" svg:y2="0.9728in"><text:p/></draw:line><draw:line text:anchor-type="paragraph" draw:z-index="68" draw:name="Line 38" draw:style-name="gr22" draw:text-style-name="P9" svg:x1="4.148in" svg:y1="1.4354in" svg:x2="4.3681in" svg:y2="0.9728in"><text:p/></draw:line><draw:frame text:anchor-type="paragraph" draw:z-index="69" draw:name="Text Frame 4" draw:style-name="gr21" draw:text-style-name="P8" svg:width="0.1858in" svg:height="0.1925in" svg:x="2.1744in" svg:y="0.6291in"><draw:text-box><text:p>C</text:p></draw:text-box></draw:frame><draw:frame text:anchor-type="paragraph" draw:z-index="70" draw:name="Text Frame 5" draw:style-name="gr20" draw:text-style-name="P8" svg:width="0.174in" svg:height="0.1925in" svg:x="2.4693in" svg:y="0.6319in"><draw:text-box><text:p>D</text:p></draw:text-box></draw:frame>Pokračujeme zpět vlnou k počátečnímu vrcholu, tj. 1, dokud nenarazíme na první <text:span text:style-name="T4">která nemá vedle “vedle sebe” žádnou na této cestě. Body této hrany označíme jako C a D.</text:span><text:line-break/><text:line-break/><text:line-break/><text:line-break/><text:line-break/><text:line-break/><text:line-break/><text:line-break/><text:span text:style-name="T4">Tato hrana, tedy hrana mezi C a D, bude hranou k odebrání, resp. výstupem algoritmu.</text:span></text:p>
            </text:list-item>
          </text:list>
        </text:list-item>
        <text:list-item>
          <text:p text:style-name="P4">Tento algoritmus má časovou složitost <draw:g text:anchor-type="as-char" svg:y="-0.1453in" draw:z-index="71" draw:style-name="gr1"><svg:title>TexMaths</svg:title><svg:desc>12§display§O(N^2)§svg§600§FALSE§</svg:desc><draw:g draw:style-name="gr2"><draw:path draw:style-name="gr14" draw:text-style-name="P6" svg:width="0.4512in" svg:height="0.1693in" svg:x="0.0008in" svg:y="0.0091in" svg:viewBox="0 0 1147 431" svg:d="M574 431c-192 0-382 0-574 0 0-144 0-287 0-431 382 0 765 0 1147 0 0 144 0 287 0 431-190 0-382 0-573 0z"><text:p/></draw:path><draw:path draw:style-name="gr15" draw:text-style-name="P7" svg:width="0.1142in" svg:height="0.1197in" svg:x="0.0004in" svg:y="0.0291in" svg:viewBox="0 0 291 305" svg:d="M291 113c0-67-44-113-106-113-91 0-185 95-185 193 0 69 48 112 108 112 90 0 183-91 183-192zM110 294c-40 0-70-35-70-89 0-18 6-80 38-129 29-44 71-65 103-65 35 0 73 23 73 85 0 31-12 96-53 149-20 24-55 49-91 49z"><text:p/></draw:path><draw:path draw:style-name="gr16" draw:text-style-name="P7" svg:width="0.0378in" svg:height="0.165in" svg:x="0.1402in" svg:y="0.0217in" svg:viewBox="0 0 97 420" svg:d="M97 416c0-2 0-2-7-9-53-54-66-133-66-197 0-73 16-146 67-199 6-5 6-5 6-6 0-4-1-5-3-5-5 0-44 29-68 82-21 46-26 93-26 128 0 34 4 83 28 131 25 52 61 79 66 79 2 0 3-1 3-4z"><text:p/></draw:path><draw:path draw:style-name="gr17" draw:text-style-name="P7" svg:width="0.1394in" svg:height="0.1122in" svg:x="0.1945in" svg:y="0.0331in" svg:viewBox="0 0 355 286" svg:d="M302 43c4-17 12-30 46-31 2 0 7 0 7-8-3-2 0-4-6-4-13 0-29 1-42 1-14 0-30-1-43-1-3 0-7 0-7 8 0 4 3 4 7 4 24 1 29 10 29 19 0 1-2 7-2 9-16 62-32 125-48 187-31-73-61-147-92-220-4-7-4-7-13-7-19 0-38 0-58 0-8 0-12 0-12 8 0 4 4 4 12 4 3 0 29 0 29 5-19 74-37 150-56 226-5 15-12 28-46 30-2 0-7 1-7 8 0 4 2 5 6 5 13 0 28-1 42-1s29 1 43 1c3 0 7 0 7-9 0-3-3-4-8-4-24 0-28-10-28-18 0-3 0-4 2-9 19-74 37-149 56-223 1 3 1 3 3 8 35 82 70 165 105 246 3 8 5 9 8 9 5 0 5-1 7-9 20-78 39-156 59-234z"><text:p/></draw:path><draw:path draw:style-name="gr18" draw:text-style-name="P7" svg:width="0.0512in" svg:height="0.0768in" svg:x="0.3457in" svg:y="0.0004in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9" draw:text-style-name="P7" svg:width="0.0382in" svg:height="0.165in" svg:x="0.4224in" svg:y="0.0217in" svg:viewBox="0 0 98 420" svg:d="M98 210c0-32-4-83-27-131-25-51-63-79-66-79s-5 1-5 5c0 1 0 1 8 9 41 41 65 108 65 196 0 71-15 145-67 198-6 6-6 6-6 8s2 4 5 4 42-29 67-83c22-45 26-91 26-127z"><text:p/></draw:path></draw:g></draw:g>, protože <text:span text:style-name="T5">v bipartitním grafu může být maximálně </text:span><text:span text:style-name="T5"><draw:g text:anchor-type="as-char" svg:y="-0.248in" draw:z-index="73" draw:style-name="gr1"><svg:title>TexMaths</svg:title><svg:desc>12§display§\dfrac{N^2}{4}§svg§600§FALSE§</svg:desc><draw:g draw:style-name="gr2"><draw:path draw:style-name="gr3" draw:text-style-name="P6" svg:width="0.2075in" svg:height="0.3453in" svg:x="0.0087in" svg:y="0.0087in" svg:viewBox="0 0 528 878" svg:d="M0 0c176 0 352 0 528 0 0 293 0 586 0 878-176 0-352 0-528 0 0-292 0-585 0-878z"><text:p/></draw:path><draw:path draw:style-name="gr4" draw:text-style-name="P7" svg:width="0.1386in" svg:height="0.113in" svg:x="0.0067in" svg:y="0.024in" svg:viewBox="0 0 353 288" svg:d="M300 44c4-16 12-30 46-31 2 0 7-1 7-8 0-1 0-5-6-5-13 0-29 1-42 1-15 0-28-1-42-1-3 0-7 0-7 8 0 5 3 5 7 5 24 0 27 9 27 18 0 1-1 7-1 10-14 62-30 125-45 187-32-74-63-148-94-221-4-7-4-7-13-7-19 0-39 0-57 0-8 0-12 0-12 8 0 5 4 5 12 5 2 0 28 0 28 4-19 75-37 150-56 225-4 17-11 32-45 33-2 0-7 0-7 8 0 3 1 5 5 5 13 0 29-1 42-1 14 0 30 1 43 1 2 0 8 0 8-8 0-5-3-5-8-5-25-1-28-11-28-19 0-3 0-5 2-10 18-74 36-148 55-222 2 2 2 4 3 7 35 83 70 166 106 249 2 7 4 8 7 8 5 0 5-1 7-10 20-78 39-156 58-234z"><text:p/></draw:path><draw:path draw:style-name="gr5" draw:text-style-name="P7" svg:width="0.0512in" svg:height="0.0768in" svg:x="0.1579in" svg:y="0in" svg:viewBox="0 0 131 196" svg:d="M131 142c-4 0-7 0-11 0 0 7-4 24-7 27-3 1-25 1-29 1-18 0-36 0-54 0 30-27 41-34 59-49 21-17 42-36 42-63 0-36-31-58-70-58-36 0-61 25-61 53 0 15 13 17 16 17 7 0 15-5 15-16 0-6-1-16-17-16 9-21 29-27 44-27 28 0 44 23 44 47 0 25-18 45-28 56-24 24-46 47-70 71-4 2-4 2-4 11 41 0 80 0 121 0 3-18 6-36 10-54z"><text:p/></draw:path><draw:path draw:style-name="gr6" draw:text-style-name="P7" svg:width="0.2244in" svg:height="0.0063in" svg:x="0in" svg:y="0.2043in" svg:viewBox="0 0 571 17" svg:d="M0 0c191 0 380 0 571 0 0 6 0 11 0 17-191 0-380 0-571 0 0-6 0-11 0-17z"><text:p/></draw:path><draw:path draw:style-name="gr7" draw:text-style-name="P7" svg:width="0.0728in" svg:height="0.1122in" svg:x="0.076in" svg:y="0.2504in" svg:viewBox="0 0 186 286" svg:d="M112 216c0 12 0 24 0 37 0 15-2 19-33 19-2 0-6 0-8 0 0 4 0 9 0 14 17-2 38-2 56-2 17 0 41 0 58 2 0-5 0-10 0-14-4 0-6 0-9 0-31 0-32-4-32-19 0-13 0-25 0-37 13 0 28 0 42 0 0-5 0-10 0-13-14 0-29 0-42 0 0-64 0-129 0-192 0-9 0-11-7-11-4 0-5 0-9 6-43 66-85 131-128 197 0 3 0 8 0 13 37 0 74 0 112 0zM114 203c-34 0-68 0-102 0 34-53 68-105 102-157 0 52 0 104 0 157z"><text:p/></draw:path></draw:g></draw:g></text:span><text:span text:style-name="T5"><text:s/>hran a pro procházení vlnou je zapotřebí projít až všechny hrany.</text:span></text:p>
        </text:list-item>
        <text:list-item>
          <text:p text:style-name="P5">Tento algoritmus má paměťovou složitost <draw:g text:anchor-type="as-char" svg:y="-0.1453in" draw:z-index="72" draw:style-name="gr1"><svg:title>TexMaths</svg:title><svg:desc>12§display§O(N^2)§svg§600§FALSE§</svg:desc><draw:g draw:style-name="gr2"><draw:path draw:style-name="gr8" draw:text-style-name="P6" svg:width="0.4512in" svg:height="0.1693in" svg:x="0.0008in" svg:y="0.0091in" svg:viewBox="0 0 1147 431" svg:d="M574 431c-192 0-382 0-574 0 0-144 0-287 0-431 382 0 765 0 1147 0 0 144 0 287 0 431-190 0-382 0-573 0z"><text:p/></draw:path><draw:path draw:style-name="gr9" draw:text-style-name="P7" svg:width="0.1142in" svg:height="0.1197in" svg:x="0.0004in" svg:y="0.0291in" svg:viewBox="0 0 291 305" svg:d="M291 113c0-67-44-113-106-113-91 0-185 95-185 193 0 69 48 112 108 112 90 0 183-91 183-192zM110 294c-40 0-70-35-70-89 0-18 6-80 38-129 29-44 71-65 103-65 35 0 73 23 73 85 0 31-12 96-53 149-20 24-55 49-91 49z"><text:p/></draw:path><draw:path draw:style-name="gr10" draw:text-style-name="P7" svg:width="0.0378in" svg:height="0.165in" svg:x="0.1402in" svg:y="0.0217in" svg:viewBox="0 0 97 420" svg:d="M97 416c0-2 0-2-7-9-53-54-66-133-66-197 0-73 16-146 67-199 6-5 6-5 6-6 0-4-1-5-3-5-5 0-44 29-68 82-21 46-26 93-26 128 0 34 4 83 28 131 25 52 61 79 66 79 2 0 3-1 3-4z"><text:p/></draw:path><draw:path draw:style-name="gr11" draw:text-style-name="P7" svg:width="0.1394in" svg:height="0.1122in" svg:x="0.1945in" svg:y="0.0331in" svg:viewBox="0 0 355 286" svg:d="M302 43c4-17 12-30 46-31 2 0 7 0 7-8-3-2 0-4-6-4-13 0-29 1-42 1-14 0-30-1-43-1-3 0-7 0-7 8 0 4 3 4 7 4 24 1 29 10 29 19 0 1-2 7-2 9-16 62-32 125-48 187-31-73-61-147-92-220-4-7-4-7-13-7-19 0-38 0-58 0-8 0-12 0-12 8 0 4 4 4 12 4 3 0 29 0 29 5-19 74-37 150-56 226-5 15-12 28-46 30-2 0-7 1-7 8 0 4 2 5 6 5 13 0 28-1 42-1s29 1 43 1c3 0 7 0 7-9 0-3-3-4-8-4-24 0-28-10-28-18 0-3 0-4 2-9 19-74 37-149 56-223 1 3 1 3 3 8 35 82 70 165 105 246 3 8 5 9 8 9 5 0 5-1 7-9 20-78 39-156 59-234z"><text:p/></draw:path><draw:path draw:style-name="gr12" draw:text-style-name="P7" svg:width="0.0512in" svg:height="0.0768in" svg:x="0.3457in" svg:y="0.0004in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3" draw:text-style-name="P7" svg:width="0.0382in" svg:height="0.165in" svg:x="0.4224in" svg:y="0.0217in" svg:viewBox="0 0 98 420" svg:d="M98 210c0-32-4-83-27-131-25-51-63-79-66-79s-5 1-5 5c0 1 0 1 8 9 41 41 65 108 65 196 0 71-15 145-67 198-6 6-6 6-6 8s2 4 5 4 42-29 67-83c22-45 26-91 26-127z"><text:p/></draw:path></draw:g></draw:g>, <text:span text:style-name="T6">protože si potřebujeme pamatovat všechny hran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23:53:07.653000452</meta:creation-date>
    <dc:date>2022-02-21T23:08:23.662541897</dc:date>
    <meta:editing-duration>PT1M34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9" meta:word-count="268" meta:character-count="1696" meta:non-whitespace-character-count="1437"/>
  </office:meta>
</office:document-meta>
</file>